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hub.com/lingaisbad/Brain-Tumor-Segmentation-using-modified-Double-Unet/tree/main" text:style-name="Internet_20_link" text:visited-style-name="Visited_20_Internet_20_Link">https://github.com/lingaisbad/Brain-Tumor-Segmentation-using-modified-Double-Unet/tree/main</text:a></text:p>
      <text:p text:style-name="Standard"/>
      <text:p text:style-name="Standard">https://sh-tsang.medium.com/brief-review-doubleu-net-a-deep-convolutional-neural-network-for-medical-image-segmentation-2e918653794a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04:25:23.393583898</meta:creation-date>
    <dc:date>2025-01-10T04:28:33.021716017</dc:date>
    <meta:editing-duration>PT39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" meta:word-count="2" meta:character-count="223" meta:non-whitespace-character-count="223"/>
  </office:meta>
</office:document-meta>
</file>